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full-path="Object 1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full-path="Object 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full-path="Object 3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sans1" svg:font-family="Lucidasans"/>
    <style:font-face style:name="Arial1" svg:font-family="Arial" style:font-pitch="variable"/>
    <style:font-face style:name="Lucidasans" svg:font-family="Lucidasa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P1" style:family="paragraph" style:parent-style-name="Standard">
      <style:text-properties fo:font-size="24pt" style:font-size-asian="24pt" style:font-size-complex="24pt"/>
    </style:style>
    <style:style style:name="P2" style:family="paragraph" style:parent-style-name="Standard">
      <style:text-properties fo:font-size="16pt" style:font-size-asian="16pt" style:font-size-complex="16pt"/>
    </style:style>
    <style:style style:name="P3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fr1" style:family="graphic" style:parent-style-name="Formula">
      <style:graphic-properties style:vertical-pos="middle" style:vertical-rel="text" style:horizontal-pos="from-left" style:horizontal-rel="paragraph-content"/>
    </style:style>
    <style:style style:name="fr2" style:family="graphic" style:parent-style-name="Formula">
      <style:graphic-properties style:vertical-pos="from-top" style:horizontal-pos="from-left" style:horizontal-rel="paragraph-conten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SSPP – Discretização no ALG</text:p>
      <text:p text:style-name="P1"/>
      <text:p text:style-name="P2">Equação do momentum (horizontal):</text:p>
      <text:p text:style-name="P2"/>
      <text:p text:style-name="P2"><draw:frame draw:style-name="fr1" draw:name="Objeto1" text:anchor-type="as-char" svg:width="11.305cm" svg:height="1.166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2"/>
      <text:p text:style-name="P2">Reescrevendo as derivadas parciais, temos:</text:p>
      <text:p text:style-name="P2"/>
      <text:p text:style-name="P2"><draw:frame draw:style-name="fr1" draw:name="Objeto2" text:anchor-type="as-char" svg:width="8.675cm" svg:height="3.692cm" draw:z-index="2"><draw:object xlink:href="./Object 2" xlink:type="simple" xlink:show="embed" xlink:actuate="onLoad"/><draw:image xlink:href="./ObjectReplacements/Object 2" xlink:type="simple" xlink:show="embed" xlink:actuate="onLoad"/></draw:frame></text:p>
      <text:p text:style-name="P2"/>
      <text:p text:style-name="P2">Discretizado:</text:p>
      <text:p text:style-name="P2"/>
      <text:p text:style-name="P2"><draw:frame draw:style-name="fr2" draw:name="Objeto3" text:anchor-type="as-char" svg:y="0cm" svg:width="16.454cm" svg:height="8.998cm" draw:z-index="1"><draw:object xlink:href="./Object 3" xlink:type="simple" xlink:show="embed" xlink:actuate="onLoad"/><draw:image xlink:href="./ObjectReplacements/Object 3" xlink:type="simple" xlink:show="embed" xlink:actuate="onLoad"/></draw:frame></text:p>
      <text:p text:style-name="P3">.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sans1" svg:font-family="Lucidasans"/>
    <style:font-face style:name="Arial1" svg:font-family="Arial" style:font-pitch="variable"/>
    <style:font-face style:name="Lucidasans" svg:font-family="Lucidasa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font-name-asian="Arial1" style:font-size-asian="12pt" style:language-asian="none" style:country-asian="none" style:font-name-complex="Lucidasans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1" style:font-size-asian="14pt" style:font-name-complex="Lucidasans" style:font-size-complex="14pt"/>
    </style:style>
    <style:style style:name="List" style:family="paragraph" style:parent-style-name="Text_20_body" style:class="list">
      <style:text-properties style:font-name-complex="Lucida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11</meta:generator>
    <meta:initial-creator>Andre Medeiros</meta:initial-creator>
    <meta:creation-date>2006-10-19T12:05:23</meta:creation-date>
    <dc:creator>STALTZ</dc:creator>
    <dc:date>2006-10-19T21:16:43</dc:date>
    <dc:language>pt-BR</dc:language>
    <meta:editing-cycles>10</meta:editing-cycles>
    <meta:editing-duration>PT2H4M29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3" meta:page-count="1" meta:paragraph-count="8" meta:word-count="14" meta:character-count="122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row>
      <math:mfrac>
        <math:mo math:stretchy="false">∂</math:mo>
        <math:mrow>
          <math:mo math:stretchy="false">∂</math:mo>
          <math:mi>t</math:mi>
        </math:mrow>
      </math:mfrac>
      <math:mrow>
        <math:mo math:stretchy="false"></math:mo>
        <math:mrow>
          <math:mo math:stretchy="false"></math:mo>
          <math:mi>u</math:mi>
        </math:mrow>
        <math:mo math:stretchy="false"></math:mo>
      </math:mrow>
      <math:mrow>
        <math:mi/>
        <math:mo math:stretchy="false"></math:mo>
        <math:mi/>
      </math:mrow>
      <math:mfrac>
        <math:mo math:stretchy="false">∂</math:mo>
        <math:mrow>
          <math:mo math:stretchy="false">∂</math:mo>
          <math:mi>x</math:mi>
        </math:mrow>
      </math:mfrac>
      <math:mrow>
        <math:mrow>
          <math:mo math:stretchy="false"></math:mo>
          <math:mrow>
            <math:mo math:stretchy="false"></math:mo>
            <math:msup>
              <math:mi>u</math:mi>
              <math:mn>2</math:mn>
            </math:msup>
            <math:mrow>
              <math:mi/>
              <math:mo math:stretchy="false"></math:mo>
              <math:mi/>
            </math:mrow>
            <math:mi>p</math:mi>
            <math:mrow>
              <math:mi/>
              <math:mo math:stretchy="false">−</math:mo>
              <math:mi/>
            </math:mrow>
            <math:msub>
              <math:mo math:stretchy="false"></math:mo>
              <math:mi math:fontstyle="italic">xx</math:mi>
            </math:msub>
          </math:mrow>
          <math:mo math:stretchy="false"></math:mo>
        </math:mrow>
        <math:mo math:stretchy="false"></math:mo>
        <math:mi/>
      </math:mrow>
      <math:mfrac>
        <math:mo math:stretchy="false">∂</math:mo>
        <math:mrow>
          <math:mo math:stretchy="false">∂</math:mo>
          <math:mi>y</math:mi>
        </math:mrow>
      </math:mfrac>
      <math:mrow>
        <math:mo math:stretchy="false"></math:mo>
        <math:mrow>
          <math:mo math:stretchy="false"></math:mo>
          <math:mi>u</math:mi>
          <math:mi>v</math:mi>
          <math:mrow>
            <math:mi/>
            <math:mo math:stretchy="false">−</math:mo>
            <math:mi/>
          </math:mrow>
          <math:msub>
            <math:mo math:stretchy="false"></math:mo>
            <math:mi math:fontstyle="italic">xy</math:mi>
          </math:msub>
        </math:mrow>
        <math:mo math:stretchy="false"></math:mo>
      </math:mrow>
      <math:mrow>
        <math:mi/>
        <math:mo math:stretchy="false">=</math:mo>
        <math:mi/>
      </math:mrow>
      <math:mn>0</math:mn>
    </math:mrow>
    <math:annotation math:encoding="StarMath 5.0">{partial}over{partial t}(%rho u) `+` {partial}over{partial x}(%rho u^2 `+` p`-`%tau_{xx})+`partial over{partial y}(%rho u v `-` %tau_{xy}) ~=~0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row>
            <math:mi/>
            <math:mfrac>
              <math:mrow>
                <math:mo math:stretchy="false">∂</math:mo>
                <math:mo math:stretchy="false"></math:mo>
              </math:mrow>
              <math:mrow>
                <math:mo math:stretchy="false">∂</math:mo>
                <math:mi>t</math:mi>
              </math:mrow>
            </math:mfrac>
            <math:mi>u</math:mi>
            <math:mrow>
              <math:mi/>
              <math:mo math:stretchy="false"></math:mo>
              <math:mi/>
            </math:mrow>
            <math:mfrac>
              <math:mrow>
                <math:mo math:stretchy="false">∂</math:mo>
                <math:mi>u</math:mi>
              </math:mrow>
              <math:mrow>
                <math:mo math:stretchy="false">∂</math:mo>
                <math:mi>t</math:mi>
              </math:mrow>
            </math:mfrac>
            <math:mo math:stretchy="false"></math:mo>
          </math:mrow>
        </math:mrow>
      </math:mtr>
      <math:mtr>
        <math:mrow>
          <math:mrow>
            <math:mrow>
              <math:mi/>
              <math:mo math:stretchy="false"></math:mo>
              <math:mi/>
            </math:mrow>
            <math:mfrac>
              <math:mrow>
                <math:mo math:stretchy="false">∂</math:mo>
                <math:mo math:stretchy="false"></math:mo>
              </math:mrow>
              <math:mrow>
                <math:mo math:stretchy="false">∂</math:mo>
                <math:mi>x</math:mi>
              </math:mrow>
            </math:mfrac>
            <math:msup>
              <math:mi>u</math:mi>
              <math:mn>2</math:mn>
            </math:msup>
            <math:mrow>
              <math:mi/>
              <math:mo math:stretchy="false"></math:mo>
              <math:mi/>
            </math:mrow>
            <math:mfrac>
              <math:mrow>
                <math:mo math:stretchy="false">∂</math:mo>
                <math:mi>u</math:mi>
              </math:mrow>
              <math:mrow>
                <math:mo math:stretchy="false">∂</math:mo>
                <math:mi>x</math:mi>
              </math:mrow>
            </math:mfrac>
            <math:mn>2</math:mn>
            <math:mi>u</math:mi>
            <math:mo math:stretchy="false"></math:mo>
            <math:mrow>
              <math:mi/>
              <math:mo math:stretchy="false"></math:mo>
              <math:mi/>
            </math:mrow>
            <math:mfrac>
              <math:mrow>
                <math:mo math:stretchy="false">∂</math:mo>
                <math:mi>p</math:mi>
              </math:mrow>
              <math:mrow>
                <math:mo math:stretchy="false">∂</math:mo>
                <math:mi>x</math:mi>
              </math:mrow>
            </math:mfrac>
            <math:mrow>
              <math:mi/>
              <math:mo math:stretchy="false">−</math:mo>
              <math:mi/>
            </math:mrow>
            <math:mfrac>
              <math:mrow>
                <math:mo math:stretchy="false">∂</math:mo>
                <math:msub>
                  <math:mo math:stretchy="false"></math:mo>
                  <math:mi math:fontstyle="italic">xx</math:mi>
                </math:msub>
              </math:mrow>
              <math:mrow>
                <math:mo math:stretchy="false">∂</math:mo>
                <math:mi>x</math:mi>
              </math:mrow>
            </math:mfrac>
          </math:mrow>
        </math:mrow>
      </math:mtr>
      <math:mtr>
        <math:mrow>
          <math:mrow>
            <math:mrow>
              <math:mi/>
              <math:mo math:stretchy="false"></math:mo>
              <math:mi/>
            </math:mrow>
            <math:mfrac>
              <math:mrow>
                <math:mo math:stretchy="false">∂</math:mo>
                <math:mo math:stretchy="false"></math:mo>
              </math:mrow>
              <math:mrow>
                <math:mo math:stretchy="false">∂</math:mo>
                <math:mi>y</math:mi>
              </math:mrow>
            </math:mfrac>
            <math:mi>u</math:mi>
            <math:mi>v</math:mi>
            <math:mrow>
              <math:mi/>
              <math:mo math:stretchy="false"></math:mo>
              <math:mi/>
            </math:mrow>
            <math:mrow>
              <math:mo math:stretchy="false"></math:mo>
              <math:mrow>
                <math:mfrac>
                  <math:mrow>
                    <math:mo math:stretchy="false">∂</math:mo>
                    <math:mi>u</math:mi>
                  </math:mrow>
                  <math:mrow>
                    <math:mo math:stretchy="false">∂</math:mo>
                    <math:mi>y</math:mi>
                  </math:mrow>
                </math:mfrac>
                <math:mrow>
                  <math:mi>v</math:mi>
                  <math:mo math:stretchy="false"></math:mo>
                  <math:mfrac>
                    <math:mrow>
                      <math:mo math:stretchy="false">∂</math:mo>
                      <math:mi>v</math:mi>
                    </math:mrow>
                    <math:mrow>
                      <math:mo math:stretchy="false">∂</math:mo>
                      <math:mi>y</math:mi>
                    </math:mrow>
                  </math:mfrac>
                </math:mrow>
                <math:mi>u</math:mi>
              </math:mrow>
              <math:mo math:stretchy="false"></math:mo>
            </math:mrow>
            <math:mo math:stretchy="false"></math:mo>
            <math:mrow>
              <math:mi/>
              <math:mo math:stretchy="false">−</math:mo>
              <math:mi/>
            </math:mrow>
            <math:mfrac>
              <math:mrow>
                <math:mo math:stretchy="false">∂</math:mo>
                <math:msub>
                  <math:mo math:stretchy="false"></math:mo>
                  <math:mi math:fontstyle="italic">xy</math:mi>
                </math:msub>
              </math:mrow>
              <math:mrow>
                <math:mo math:stretchy="false">∂</math:mo>
                <math:mi>y</math:mi>
              </math:mrow>
            </math:mfrac>
            <math:mrow>
              <math:mi/>
              <math:mo math:stretchy="false">=</math:mo>
              <math:mi/>
            </math:mrow>
            <math:mn>0</math:mn>
          </math:mrow>
        </math:mrow>
      </math:mtr>
    </math:mtable>
    <math:annotation math:encoding="StarMath 5.0">alignl {~~`
	 {partial %rho}over{partial t} u
`+` {partial u}over{partial t}%rho
}
newline
alignl {
`+` {partial %rho}over{partial x} u^2 
`+` {partial u}over{partial x} 2 u %rho
`+` {partial p}over{partial x}
`-` {partial %tau_{xx}}over{partial x}
}
newline
alignl {
`+` {partial %rho}over{partial y} u v 
`+` ({partial u}over{partial y}v + {partial v}over{partial y}u)%rho
`-` {partial %tau_{xy}}over{partial y} ~=~ 0
}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row>
            <math:mi/>
            <math:mfrac>
              <math:mrow>
                <math:mo math:stretchy="false">[</math:mo>
                <math:mrow>
                  <math:msup>
                    <math:mo math:stretchy="false"></math:mo>
                    <math:mrow>
                      <math:mo math:stretchy="false"></math:mo>
                      <math:mrow>
                        <math:mi>n</math:mi>
                        <math:mo math:stretchy="false"></math:mo>
                        <math:mn>1</math:mn>
                      </math:mrow>
                      <math:mo math:stretchy="false"></math:mo>
                    </math:mrow>
                  </math:msup>
                  <math:mo math:stretchy="false">−</math:mo>
                  <math:msup>
                    <math:mo math:stretchy="false"></math:mo>
                    <math:mrow>
                      <math:mo math:stretchy="false"></math:mo>
                      <math:mi>n</math:mi>
                      <math:mo math:stretchy="false"></math:mo>
                    </math:mrow>
                  </math:msup>
                </math:mrow>
                <math:mo math:stretchy="false">]</math:mo>
              </math:mrow>
              <math:mrow>
                <math:mrow>
                  <math:mo math:stretchy="false"></math:mo>
                  <math:mi>t</math:mi>
                </math:mrow>
              </math:mrow>
            </math:mfrac>
            <math:msup>
              <math:mi>u</math:mi>
              <math:mrow>
                <math:mo math:stretchy="false"></math:mo>
                <math:mrow>
                  <math:mi>n</math:mi>
                  <math:mo math:stretchy="false"></math:mo>
                  <math:mn>1</math:mn>
                </math:mrow>
                <math:mo math:stretchy="false"></math:mo>
              </math:mrow>
            </math:msup>
            <math:mrow>
              <math:mi/>
              <math:mo math:stretchy="false"></math:mo>
              <math:mi/>
            </math:mrow>
            <math:mfrac>
              <math:mrow>
                <math:mo math:stretchy="false">[</math:mo>
                <math:mrow>
                  <math:msup>
                    <math:mi>u</math:mi>
                    <math:mrow>
                      <math:mo math:stretchy="false"></math:mo>
                      <math:mrow>
                        <math:mi>n</math:mi>
                        <math:mo math:stretchy="false"></math:mo>
                        <math:mn>1</math:mn>
                      </math:mrow>
                      <math:mo math:stretchy="false"></math:mo>
                    </math:mrow>
                  </math:msup>
                  <math:mo math:stretchy="false">−</math:mo>
                  <math:msup>
                    <math:mi>u</math:mi>
                    <math:mrow>
                      <math:mo math:stretchy="false"></math:mo>
                      <math:mi>n</math:mi>
                      <math:mo math:stretchy="false"></math:mo>
                    </math:mrow>
                  </math:msup>
                </math:mrow>
                <math:mo math:stretchy="false">]</math:mo>
              </math:mrow>
              <math:mrow>
                <math:mrow>
                  <math:mo math:stretchy="false"></math:mo>
                  <math:mi>t</math:mi>
                </math:mrow>
              </math:mrow>
            </math:mfrac>
            <math:msup>
              <math:mo math:stretchy="false"></math:mo>
              <math:mrow>
                <math:mo math:stretchy="false"></math:mo>
                <math:mrow>
                  <math:mi>n</math:mi>
                  <math:mo math:stretchy="false"></math:mo>
                  <math:mn>1</math:mn>
                </math:mrow>
                <math:mo math:stretchy="false"></math:mo>
              </math:mrow>
            </math:msup>
          </math:mrow>
        </math:mrow>
      </math:mtr>
      <math:mtr/>
      <math:mtr>
        <math:mrow>
          <math:mrow>
            <math:mrow>
              <math:mi/>
              <math:mo math:stretchy="false"></math:mo>
              <math:mi/>
            </math:mrow>
            <math:mfrac>
              <math:mrow>
                <math:mo math:stretchy="false">[</math:mo>
                <math:mrow>
                  <math:mrow>
                    <math:msubsup>
                      <math:mo math:stretchy="false"></math:mo>
                      <math:mi>e</math:mi>
                      <math:mrow>
                        <math:mo math:stretchy="false"></math:mo>
                        <math:mrow>
                          <math:mi>n</math:mi>
                          <math:mo math:stretchy="false"></math:mo>
                          <math:mn>1</math:mn>
                        </math:mrow>
                        <math:mo math:stretchy="false"></math:mo>
                      </math:mrow>
                    </math:msubsup>
                    <math:mo math:stretchy="false">−</math:mo>
                    <math:mi/>
                  </math:mrow>
                  <math:msubsup>
                    <math:mo math:stretchy="false"></math:mo>
                    <math:mi>w</math:mi>
                    <math:mrow>
                      <math:mo math:stretchy="false"></math:mo>
                      <math:mrow>
                        <math:mi>n</math:mi>
                        <math:mo math:stretchy="false"></math:mo>
                        <math:mn>1</math:mn>
                      </math:mrow>
                      <math:mo math:stretchy="false"></math:mo>
                    </math:mrow>
                  </math:msubsup>
                </math:mrow>
                <math:mo math:stretchy="false">]</math:mo>
              </math:mrow>
              <math:mrow>
                <math:mrow>
                  <math:mo math:stretchy="false"></math:mo>
                  <math:mi>x</math:mi>
                </math:mrow>
              </math:mrow>
            </math:mfrac>
            <math:msup>
              <math:mrow>
                <math:mo math:stretchy="false"></math:mo>
                <math:msup>
                  <math:mi>u</math:mi>
                  <math:mrow>
                    <math:mo math:stretchy="false"></math:mo>
                    <math:mrow>
                      <math:mi>n</math:mi>
                      <math:mo math:stretchy="false"></math:mo>
                      <math:mn>1</math:mn>
                    </math:mrow>
                    <math:mo math:stretchy="false"></math:mo>
                  </math:mrow>
                </math:msup>
                <math:mo math:stretchy="false"></math:mo>
              </math:mrow>
              <math:mn>2</math:mn>
            </math:msup>
            <math:mrow>
              <math:mi/>
              <math:mo math:stretchy="false"></math:mo>
              <math:mi/>
            </math:mrow>
            <math:mfrac>
              <math:mrow>
                <math:mo math:stretchy="false">[</math:mo>
                <math:mrow>
                  <math:msubsup>
                    <math:mi>u</math:mi>
                    <math:mi>e</math:mi>
                    <math:mrow>
                      <math:mo math:stretchy="false"></math:mo>
                      <math:mrow>
                        <math:mi>n</math:mi>
                        <math:mo math:stretchy="false"></math:mo>
                        <math:mn>1</math:mn>
                      </math:mrow>
                      <math:mo math:stretchy="false"></math:mo>
                    </math:mrow>
                  </math:msubsup>
                  <math:mo math:stretchy="false">−</math:mo>
                  <math:msubsup>
                    <math:mi>u</math:mi>
                    <math:mi>w</math:mi>
                    <math:mrow>
                      <math:mo math:stretchy="false"></math:mo>
                      <math:mrow>
                        <math:mi>n</math:mi>
                        <math:mo math:stretchy="false"></math:mo>
                        <math:mn>1</math:mn>
                      </math:mrow>
                      <math:mo math:stretchy="false"></math:mo>
                    </math:mrow>
                  </math:msubsup>
                </math:mrow>
                <math:mo math:stretchy="false">]</math:mo>
              </math:mrow>
              <math:mrow>
                <math:mrow>
                  <math:mo math:stretchy="false"></math:mo>
                  <math:mi>x</math:mi>
                </math:mrow>
              </math:mrow>
            </math:mfrac>
            <math:mn>2</math:mn>
            <math:msup>
              <math:mi>u</math:mi>
              <math:mrow>
                <math:mo math:stretchy="false"></math:mo>
                <math:mrow>
                  <math:mi>n</math:mi>
                  <math:mo math:stretchy="false"></math:mo>
                  <math:mn>1</math:mn>
                </math:mrow>
                <math:mo math:stretchy="false"></math:mo>
              </math:mrow>
            </math:msup>
            <math:msup>
              <math:mo math:stretchy="false"></math:mo>
              <math:mrow>
                <math:mo math:stretchy="false"></math:mo>
                <math:mrow>
                  <math:mi>n</math:mi>
                  <math:mo math:stretchy="false"></math:mo>
                  <math:mn>1</math:mn>
                </math:mrow>
                <math:mo math:stretchy="false"></math:mo>
              </math:mrow>
            </math:msup>
          </math:mrow>
        </math:mrow>
      </math:mtr>
      <math:mtr/>
      <math:mtr>
        <math:mrow>
          <math:mrow>
            <math:mrow>
              <math:mi/>
              <math:mo math:stretchy="false"></math:mo>
              <math:mi/>
            </math:mrow>
            <math:mfrac>
              <math:mrow>
                <math:mo math:stretchy="false">[</math:mo>
                <math:mrow>
                  <math:msubsup>
                    <math:mi>p</math:mi>
                    <math:mi>e</math:mi>
                    <math:mrow>
                      <math:mo math:stretchy="false"></math:mo>
                      <math:mrow>
                        <math:mi>n</math:mi>
                        <math:mo math:stretchy="false"></math:mo>
                        <math:mn>1</math:mn>
                      </math:mrow>
                      <math:mo math:stretchy="false"></math:mo>
                    </math:mrow>
                  </math:msubsup>
                  <math:mo math:stretchy="false">−</math:mo>
                  <math:msubsup>
                    <math:mi>p</math:mi>
                    <math:mi>w</math:mi>
                    <math:mrow>
                      <math:mo math:stretchy="false"></math:mo>
                      <math:mrow>
                        <math:mi>n</math:mi>
                        <math:mo math:stretchy="false"></math:mo>
                        <math:mn>1</math:mn>
                      </math:mrow>
                      <math:mo math:stretchy="false"></math:mo>
                    </math:mrow>
                  </math:msubsup>
                </math:mrow>
                <math:mo math:stretchy="false">]</math:mo>
              </math:mrow>
              <math:mrow>
                <math:mrow>
                  <math:mo math:stretchy="false"></math:mo>
                  <math:mi>x</math:mi>
                </math:mrow>
              </math:mrow>
            </math:mfrac>
            <math:mrow>
              <math:mi/>
              <math:mo math:stretchy="false">−</math:mo>
              <math:mi/>
            </math:mrow>
            <math:mfrac>
              <math:mrow>
                <math:mo math:stretchy="false">[</math:mo>
                <math:mrow>
                  <math:msubsup>
                    <math:mrow>
                      <math:mo math:stretchy="false"></math:mo>
                      <math:msub>
                        <math:mo math:stretchy="false"></math:mo>
                        <math:mi math:fontstyle="italic">xx</math:mi>
                      </math:msub>
                      <math:mo math:stretchy="false"></math:mo>
                    </math:mrow>
                    <math:mi>e</math:mi>
                    <math:mrow>
                      <math:mo math:stretchy="false"></math:mo>
                      <math:mrow>
                        <math:mi>n</math:mi>
                        <math:mo math:stretchy="false"></math:mo>
                        <math:mn>1</math:mn>
                      </math:mrow>
                      <math:mo math:stretchy="false"></math:mo>
                    </math:mrow>
                  </math:msubsup>
                  <math:mo math:stretchy="false">−</math:mo>
                  <math:msubsup>
                    <math:mrow>
                      <math:mo math:stretchy="false"></math:mo>
                      <math:msub>
                        <math:mo math:stretchy="false"></math:mo>
                        <math:mi math:fontstyle="italic">xx</math:mi>
                      </math:msub>
                      <math:mo math:stretchy="false"></math:mo>
                    </math:mrow>
                    <math:mi>w</math:mi>
                    <math:mrow>
                      <math:mo math:stretchy="false"></math:mo>
                      <math:mrow>
                        <math:mi>n</math:mi>
                        <math:mo math:stretchy="false"></math:mo>
                        <math:mn>1</math:mn>
                      </math:mrow>
                      <math:mo math:stretchy="false"></math:mo>
                    </math:mrow>
                  </math:msubsup>
                </math:mrow>
                <math:mo math:stretchy="false">]</math:mo>
              </math:mrow>
              <math:mrow>
                <math:mrow>
                  <math:mo math:stretchy="false"></math:mo>
                  <math:mi>x</math:mi>
                </math:mrow>
              </math:mrow>
            </math:mfrac>
          </math:mrow>
        </math:mrow>
      </math:mtr>
      <math:mtr/>
      <math:mtr>
        <math:mrow>
          <math:mrow>
            <math:mrow>
              <math:mi/>
              <math:mo math:stretchy="false"></math:mo>
              <math:mi/>
            </math:mrow>
            <math:mfrac>
              <math:mrow>
                <math:mo math:stretchy="false">[</math:mo>
                <math:mrow>
                  <math:msubsup>
                    <math:mi>p</math:mi>
                    <math:mi>n</math:mi>
                    <math:mrow>
                      <math:mo math:stretchy="false"></math:mo>
                      <math:mrow>
                        <math:mi>n</math:mi>
                        <math:mo math:stretchy="false"></math:mo>
                        <math:mn>1</math:mn>
                      </math:mrow>
                      <math:mo math:stretchy="false"></math:mo>
                    </math:mrow>
                  </math:msubsup>
                  <math:mo math:stretchy="false">−</math:mo>
                  <math:msubsup>
                    <math:mi>p</math:mi>
                    <math:mi>s</math:mi>
                    <math:mrow>
                      <math:mo math:stretchy="false"></math:mo>
                      <math:mrow>
                        <math:mi>n</math:mi>
                        <math:mo math:stretchy="false"></math:mo>
                        <math:mn>1</math:mn>
                      </math:mrow>
                      <math:mo math:stretchy="false"></math:mo>
                    </math:mrow>
                  </math:msubsup>
                </math:mrow>
                <math:mo math:stretchy="false">]</math:mo>
              </math:mrow>
              <math:mrow>
                <math:mrow>
                  <math:mo math:stretchy="false"></math:mo>
                  <math:mi>y</math:mi>
                </math:mrow>
              </math:mrow>
            </math:mfrac>
            <math:msup>
              <math:mi>u</math:mi>
              <math:mrow>
                <math:mo math:stretchy="false"></math:mo>
                <math:mrow>
                  <math:mi>n</math:mi>
                  <math:mo math:stretchy="false"></math:mo>
                  <math:mn>1</math:mn>
                </math:mrow>
                <math:mo math:stretchy="false"></math:mo>
              </math:mrow>
            </math:msup>
            <math:msup>
              <math:mi>v</math:mi>
              <math:mrow>
                <math:mo math:stretchy="false"></math:mo>
                <math:mrow>
                  <math:mi>n</math:mi>
                  <math:mo math:stretchy="false"></math:mo>
                  <math:mn>1</math:mn>
                </math:mrow>
                <math:mo math:stretchy="false"></math:mo>
              </math:mrow>
            </math:msup>
            <math:mrow>
              <math:mi/>
              <math:mo math:stretchy="false"></math:mo>
              <math:mi/>
            </math:mrow>
            <math:mfenced math:open="" math:close="">
              <math:mrow>
                <math:mfrac>
                  <math:mrow>
                    <math:mo math:stretchy="false">[</math:mo>
                    <math:mrow>
                      <math:msubsup>
                        <math:mi>u</math:mi>
                        <math:mi>n</math:mi>
                        <math:mrow>
                          <math:mo math:stretchy="false"></math:mo>
                          <math:mrow>
                            <math:mi>n</math:mi>
                            <math:mo math:stretchy="false"></math:mo>
                            <math:mn>1</math:mn>
                          </math:mrow>
                          <math:mo math:stretchy="false"></math:mo>
                        </math:mrow>
                      </math:msubsup>
                      <math:mo math:stretchy="false">−</math:mo>
                      <math:msubsup>
                        <math:mi>u</math:mi>
                        <math:mi>s</math:mi>
                        <math:mrow>
                          <math:mo math:stretchy="false"></math:mo>
                          <math:mrow>
                            <math:mi>n</math:mi>
                            <math:mo math:stretchy="false"></math:mo>
                            <math:mn>1</math:mn>
                          </math:mrow>
                          <math:mo math:stretchy="false"></math:mo>
                        </math:mrow>
                      </math:msubsup>
                    </math:mrow>
                    <math:mo math:stretchy="false">]</math:mo>
                  </math:mrow>
                  <math:mrow>
                    <math:mrow>
                      <math:mo math:stretchy="false"></math:mo>
                      <math:mi>y</math:mi>
                    </math:mrow>
                  </math:mrow>
                </math:mfrac>
                <math:msup>
                  <math:mi>v</math:mi>
                  <math:mrow>
                    <math:mo math:stretchy="false"></math:mo>
                    <math:mrow>
                      <math:mi>n</math:mi>
                      <math:mo math:stretchy="false"></math:mo>
                      <math:mn>1</math:mn>
                    </math:mrow>
                    <math:mo math:stretchy="false"></math:mo>
                  </math:mrow>
                </math:msup>
                <math:mrow>
                  <math:mi/>
                  <math:mo math:stretchy="false"></math:mo>
                  <math:mi/>
                </math:mrow>
                <math:mfrac>
                  <math:mrow>
                    <math:mo math:stretchy="false">[</math:mo>
                    <math:mrow>
                      <math:msubsup>
                        <math:mi>v</math:mi>
                        <math:mi>n</math:mi>
                        <math:mrow>
                          <math:mo math:stretchy="false"></math:mo>
                          <math:mrow>
                            <math:mi>n</math:mi>
                            <math:mo math:stretchy="false"></math:mo>
                            <math:mn>1</math:mn>
                          </math:mrow>
                          <math:mo math:stretchy="false"></math:mo>
                        </math:mrow>
                      </math:msubsup>
                      <math:mo math:stretchy="false">−</math:mo>
                      <math:msubsup>
                        <math:mi>v</math:mi>
                        <math:mi>s</math:mi>
                        <math:mrow>
                          <math:mo math:stretchy="false"></math:mo>
                          <math:mrow>
                            <math:mi>n</math:mi>
                            <math:mo math:stretchy="false"></math:mo>
                            <math:mn>1</math:mn>
                          </math:mrow>
                          <math:mo math:stretchy="false"></math:mo>
                        </math:mrow>
                      </math:msubsup>
                    </math:mrow>
                    <math:mo math:stretchy="false">]</math:mo>
                  </math:mrow>
                  <math:mrow>
                    <math:mrow>
                      <math:mo math:stretchy="false"></math:mo>
                      <math:mi>y</math:mi>
                    </math:mrow>
                  </math:mrow>
                </math:mfrac>
                <math:msup>
                  <math:mi>u</math:mi>
                  <math:mrow>
                    <math:mo math:stretchy="false"></math:mo>
                    <math:mrow>
                      <math:mi>n</math:mi>
                      <math:mo math:stretchy="false"></math:mo>
                      <math:mn>1</math:mn>
                    </math:mrow>
                    <math:mo math:stretchy="false"></math:mo>
                  </math:mrow>
                </math:msup>
              </math:mrow>
            </math:mfenced>
            <math:msup>
              <math:mo math:stretchy="false"></math:mo>
              <math:mrow>
                <math:mo math:stretchy="false"></math:mo>
                <math:mrow>
                  <math:mi>n</math:mi>
                  <math:mo math:stretchy="false"></math:mo>
                  <math:mn>1</math:mn>
                </math:mrow>
                <math:mo math:stretchy="false"></math:mo>
              </math:mrow>
            </math:msup>
          </math:mrow>
        </math:mrow>
      </math:mtr>
      <math:mtr/>
      <math:mtr>
        <math:mrow>
          <math:mrow>
            <math:mrow>
              <math:mi/>
              <math:mo math:stretchy="false">−</math:mo>
              <math:mi/>
            </math:mrow>
            <math:mfrac>
              <math:mrow>
                <math:mo math:stretchy="false">[</math:mo>
                <math:mrow>
                  <math:msubsup>
                    <math:mrow>
                      <math:mo math:stretchy="false"></math:mo>
                      <math:msub>
                        <math:mo math:stretchy="false"></math:mo>
                        <math:mi math:fontstyle="italic">xy</math:mi>
                      </math:msub>
                      <math:mo math:stretchy="false"></math:mo>
                    </math:mrow>
                    <math:mi>n</math:mi>
                    <math:mrow>
                      <math:mo math:stretchy="false"></math:mo>
                      <math:mrow>
                        <math:mi>n</math:mi>
                        <math:mo math:stretchy="false"></math:mo>
                        <math:mn>1</math:mn>
                      </math:mrow>
                      <math:mo math:stretchy="false"></math:mo>
                    </math:mrow>
                  </math:msubsup>
                  <math:mo math:stretchy="false">−</math:mo>
                  <math:msubsup>
                    <math:mrow>
                      <math:mo math:stretchy="false"></math:mo>
                      <math:msub>
                        <math:mo math:stretchy="false"></math:mo>
                        <math:mi math:fontstyle="italic">xy</math:mi>
                      </math:msub>
                      <math:mo math:stretchy="false"></math:mo>
                    </math:mrow>
                    <math:mi>s</math:mi>
                    <math:mrow>
                      <math:mo math:stretchy="false"></math:mo>
                      <math:mrow>
                        <math:mi>n</math:mi>
                        <math:mo math:stretchy="false"></math:mo>
                        <math:mn>1</math:mn>
                      </math:mrow>
                      <math:mo math:stretchy="false"></math:mo>
                    </math:mrow>
                  </math:msubsup>
                </math:mrow>
                <math:mo math:stretchy="false">]</math:mo>
              </math:mrow>
              <math:mrow>
                <math:mrow>
                  <math:mo math:stretchy="false"></math:mo>
                  <math:mi>y</math:mi>
                </math:mrow>
              </math:mrow>
            </math:mfrac>
            <math:mrow>
              <math:mi/>
              <math:mo math:stretchy="false">=</math:mo>
              <math:mi/>
            </math:mrow>
            <math:mn>0</math:mn>
          </math:mrow>
        </math:mrow>
      </math:mtr>
    </math:mtable>
    <math:annotation math:encoding="StarMath 5.0">alignl { ~~`
		 {[%rho^(n+1) - %rho^(n)]}over{alignc {%DELTA t}} u^(n+1) 
	`+` {[u^(n+1)-u^(n)]}over{alignc {%DELTA t}}%rho^(n+1)
}
newline
newline
alignl { 
	`+` {[%rho_{e}^(n+1) -` %rho_{w}^(n+1)]}over{alignc {%DELTA x}} (u^(n+1))^2 
	`+` {[u_{e}^(n+1) - u_{w}^(n+1)]}over{alignc {%DELTA x}} 2 u^(n+1)%rho^(n+1)
}
newline
newline
alignl { 
`+` {[p_{e}^(n+1) - p_{w}^(n+1)]}over{alignc {%DELTA x}}
`-` {[(%tau_{xx})_{e}^(n+1)-(%tau_{xx})_{w}^(n+1)]}over{alignc {%DELTA x}}
}
newline
newline
alignl { 
`+` {[p_{n}^(n+1) - p_{s}^(n+1)]}over{alignc {%DELTA y}}u^(n+1)v^(n+1)
`+` left({[u_n^(n+1) - u_s^(n+1)]}over{alignc {%DELTA y}} v^(n+1)`+` {[v_n^(n+1) - v_s^(n+1)]}over{alignc {%DELTA y}} u^(n+1) right) %rho^(n+1)
}
newline
newline
alignl{
`-` {[(%tau_{xy})_n^(n+1) - (%tau_{xy})_s^(n+1)]}over{alignc {%DELTA y}} 
~=~ 0
}</math:annotation>
  </math:semantics>
</math:math>
</file>